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4">
      <style:paragraph-properties>
        <style:tab-stops>
          <style:tab-stop style:position="15.503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Heading_20_1">
      <style:paragraph-properties fo:break-before="page"/>
      <style:text-properties officeooo:paragraph-rsid="0010f95f"/>
    </style:style>
    <style:style style:name="P7" style:family="paragraph" style:parent-style-name="Heading_20_2" style:master-page-name="">
      <style:paragraph-properties style:page-number="auto" fo:break-before="page"/>
    </style:style>
    <style:style style:name="P8" style:family="paragraph" style:parent-style-name="Heading_20_3" style:master-page-name="">
      <style:paragraph-properties style:page-number="auto" fo:break-before="page"/>
    </style:style>
    <style:style style:name="P9" style:family="paragraph" style:parent-style-name="Heading_20_3" style:master-page-name="">
      <style:paragraph-properties style:page-number="auto" fo:break-before="auto" fo:break-after="auto"/>
    </style:style>
    <style:style style:name="P10" style:family="paragraph" style:parent-style-name="Preformatted_20_Text">
      <style:text-properties officeooo:paragraph-rsid="00108896"/>
    </style:style>
    <style:style style:name="P11" style:family="paragraph" style:parent-style-name="Preformatted_20_Text">
      <style:paragraph-properties fo:margin-top="0cm" fo:margin-bottom="0.499cm" loext:contextual-spacing="false"/>
    </style:style>
    <style:style style:name="P12" style:family="paragraph" style:parent-style-name="Preformatted_20_Text">
      <style:paragraph-properties fo:margin-top="0cm" fo:margin-bottom="0.499cm" loext:contextual-spacing="false"/>
      <style:text-properties officeooo:paragraph-rsid="0010f95f"/>
    </style:style>
    <style:style style:name="P13" style:family="paragraph" style:parent-style-name="Preformatted_20_Text">
      <style:paragraph-properties fo:margin-top="0cm" fo:margin-bottom="0.3cm" loext:contextual-spacing="false"/>
    </style:style>
    <style:style style:name="P14" style:family="paragraph" style:parent-style-name="Preformatted_20_Text">
      <style:paragraph-properties fo:margin-top="0cm" fo:margin-bottom="0.199cm" loext:contextual-spacing="false"/>
    </style:style>
    <style:style style:name="P15" style:family="paragraph" style:parent-style-name="Preformatted_20_Text">
      <style:paragraph-properties fo:margin-top="0cm" fo:margin-bottom="0.199cm" loext:contextual-spacing="false"/>
      <style:text-properties fo:font-weight="normal" style:font-weight-asian="normal" style:font-weight-complex="normal"/>
    </style:style>
    <style:style style:name="P16" style:family="paragraph" style:parent-style-name="Text_20_body">
      <style:text-properties officeooo:paragraph-rsid="000b6a23"/>
    </style:style>
    <style:style style:name="P17" style:family="paragraph" style:parent-style-name="Text_20_body">
      <style:paragraph-properties fo:line-height="100%"/>
    </style:style>
    <style:style style:name="P18" style:family="paragraph" style:parent-style-name="Title">
      <style:paragraph-properties fo:margin-top="0cm" fo:margin-bottom="1cm" loext:contextual-spacing="false"/>
      <style:text-properties officeooo:paragraph-rsid="000ad6ca"/>
    </style:style>
    <style:style style:name="P19" style:family="paragraph" style:parent-style-name="Heading_20_1" style:list-style-name="L4" style:master-page-name="">
      <loext:graphic-properties draw:fill="none"/>
      <style:paragraph-properties fo:margin-left="0cm" fo:margin-right="0cm" fo:margin-top="0cm" fo:margin-bottom="0.099cm" loext:contextual-spacing="false" fo:text-indent="0cm" style:auto-text-indent="false" style:page-number="auto" fo:break-before="page" fo:background-color="transparent" fo:keep-with-next="always"/>
    </style:style>
    <style:style style:name="P20" style:family="paragraph" style:parent-style-name="Text_20_body" style:list-style-name="L1">
      <style:text-properties officeooo:paragraph-rsid="000b6a23"/>
    </style:style>
    <style:style style:name="P21" style:family="paragraph" style:parent-style-name="Text_20_body" style:list-style-name="L2">
      <style:text-properties officeooo:paragraph-rsid="000b6a23"/>
    </style:style>
    <style:style style:name="P22" style:family="paragraph" style:parent-style-name="Text_20_body" style:list-style-name="L2">
      <style:text-properties officeooo:paragraph-rsid="000b9c3f"/>
    </style:style>
    <style:style style:name="P23" style:family="paragraph" style:parent-style-name="Text_20_body">
      <style:text-properties fo:font-weight="bold" officeooo:paragraph-rsid="000b6a23"/>
    </style:style>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Text_20_body" style:list-style-name="L24"/>
    <style:style style:name="P44" style:family="paragraph" style:parent-style-name="Text_20_body" style:list-style-name="L25"/>
    <style:style style:name="P45" style:family="paragraph" style:parent-style-name="Text_20_body" style:list-style-name="L26"/>
    <style:style style:name="P46" style:family="paragraph" style:parent-style-name="Text_20_body" style:list-style-name="L27"/>
    <style:style style:name="P47" style:family="paragraph" style:parent-style-name="Text_20_body" style:list-style-name="L28"/>
    <style:style style:name="P48" style:family="paragraph" style:parent-style-name="Text_20_body" style:list-style-name="L29"/>
    <style:style style:name="P49" style:family="paragraph" style:parent-style-name="Text_20_body" style:list-style-name="L30"/>
    <style:style style:name="P50" style:family="paragraph" style:parent-style-name="Text_20_body" style:list-style-name="L31"/>
    <style:style style:name="P51" style:family="paragraph" style:parent-style-name="Text_20_body" style:list-style-name="L32"/>
    <style:style style:name="P52" style:family="paragraph" style:parent-style-name="Text_20_body" style:list-style-name="L33"/>
    <style:style style:name="P53" style:family="paragraph" style:parent-style-name="Text_20_body" style:list-style-name="L34"/>
    <style:style style:name="P54" style:family="paragraph" style:parent-style-name="Text_20_body" style:list-style-name="L35"/>
    <style:style style:name="P55" style:family="paragraph" style:parent-style-name="Text_20_body" style:list-style-name="L36"/>
    <style:style style:name="P56" style:family="paragraph" style:parent-style-name="Text_20_body" style:list-style-name="L37"/>
    <style:style style:name="P57" style:family="paragraph" style:parent-style-name="Text_20_body" style:list-style-name="L38"/>
    <style:style style:name="P58" style:family="paragraph" style:parent-style-name="Text_20_body" style:list-style-name="L39"/>
    <style:style style:name="P59" style:family="paragraph" style:parent-style-name="Text_20_body" style:list-style-name="L40"/>
    <style:style style:name="P60" style:family="paragraph" style:parent-style-name="Text_20_body" style:list-style-name="L41"/>
    <style:style style:name="P61" style:family="paragraph" style:parent-style-name="Text_20_body" style:list-style-name="L42"/>
    <style:style style:name="P62" style:family="paragraph" style:parent-style-name="Text_20_body" style:list-style-name="L43"/>
    <style:style style:name="P63" style:family="paragraph" style:parent-style-name="Text_20_body" style:list-style-name="L43">
      <style:text-properties officeooo:paragraph-rsid="0010f95f"/>
    </style:style>
    <style:style style:name="P64" style:family="paragraph" style:parent-style-name="Text_20_body" style:list-style-name="L44"/>
    <style:style style:name="P65" style:family="paragraph" style:parent-style-name="Text_20_body" style:list-style-name="L45"/>
    <style:style style:name="P66" style:family="paragraph" style:parent-style-name="Text_20_body" style:list-style-name="L46"/>
    <style:style style:name="P67" style:family="paragraph" style:parent-style-name="Text_20_body" style:list-style-name="L47"/>
    <style:style style:name="P68" style:family="paragraph" style:parent-style-name="Text_20_body" style:list-style-name="L48"/>
    <style:style style:name="P69" style:family="paragraph" style:parent-style-name="Text_20_body" style:list-style-name="L49"/>
    <style:style style:name="P70" style:family="paragraph" style:parent-style-name="Text_20_body" style:list-style-name="L50"/>
    <style:style style:name="P71" style:family="paragraph" style:parent-style-name="Text_20_body" style:list-style-name="L51"/>
    <style:style style:name="P72" style:family="paragraph" style:parent-style-name="Text_20_body" style:list-style-name="L52"/>
    <style:style style:name="P73" style:family="paragraph" style:parent-style-name="Text_20_body" style:list-style-name="L53"/>
    <style:style style:name="P74" style:family="paragraph" style:parent-style-name="Text_20_body" style:list-style-name="L54"/>
    <style:style style:name="P75" style:family="paragraph" style:parent-style-name="Text_20_body" style:list-style-name="L55"/>
    <style:style style:name="P76" style:family="paragraph" style:parent-style-name="Text_20_body" style:list-style-name="L56"/>
    <style:style style:name="P77" style:family="paragraph" style:parent-style-name="Text_20_body" style:list-style-name="L57"/>
    <style:style style:name="P78" style:family="paragraph" style:parent-style-name="Text_20_body" style:list-style-name="L58"/>
    <style:style style:name="P79" style:family="paragraph" style:parent-style-name="Text_20_body" style:list-style-name="L59"/>
    <style:style style:name="P80" style:family="paragraph" style:parent-style-name="Text_20_body" style:list-style-name="L60"/>
    <style:style style:name="P81" style:family="paragraph" style:parent-style-name="Text_20_body" style:list-style-name="L61"/>
    <style:style style:name="P82" style:family="paragraph" style:parent-style-name="Text_20_body" style:list-style-name="L62"/>
    <style:style style:name="P83" style:family="paragraph" style:parent-style-name="Text_20_body" style:list-style-name="L63"/>
    <style:style style:name="P84" style:family="paragraph" style:parent-style-name="Text_20_body" style:list-style-name="L64"/>
    <style:style style:name="P85" style:family="paragraph" style:parent-style-name="Text_20_body" style:list-style-name="L65"/>
    <style:style style:name="P86" style:family="paragraph" style:parent-style-name="Text_20_body" style:list-style-name="L66"/>
    <style:style style:name="P87" style:family="paragraph" style:parent-style-name="Text_20_body" style:list-style-name="L67"/>
    <style:style style:name="P88" style:family="paragraph" style:parent-style-name="Text_20_body" style:list-style-name="L68"/>
    <style:style style:name="P89" style:family="paragraph" style:parent-style-name="Text_20_body" style:list-style-name="L69"/>
    <style:style style:name="P90" style:family="paragraph" style:parent-style-name="Text_20_body" style:list-style-name="L70"/>
    <style:style style:name="P91" style:family="paragraph" style:parent-style-name="Text_20_body" style:list-style-name="L71"/>
    <style:style style:name="P92" style:family="paragraph" style:parent-style-name="Text_20_body" style:list-style-name="L72"/>
    <style:style style:name="P93" style:family="paragraph" style:parent-style-name="Text_20_body" style:list-style-name="L73"/>
    <style:style style:name="P94" style:family="paragraph" style:parent-style-name="Text_20_body" style:list-style-name="L74"/>
    <style:style style:name="P95" style:family="paragraph" style:parent-style-name="Text_20_body" style:list-style-name="L75"/>
    <style:style style:name="P96" style:family="paragraph" style:parent-style-name="Text_20_body" style:list-style-name="L76"/>
    <style:style style:name="P97" style:family="paragraph" style:parent-style-name="Text_20_body" style:list-style-name="L77"/>
    <style:style style:name="P98" style:family="paragraph" style:parent-style-name="Text_20_body" style:list-style-name="L78"/>
    <style:style style:name="P99" style:family="paragraph" style:parent-style-name="Text_20_body" style:list-style-name="L79"/>
    <style:style style:name="P100" style:family="paragraph" style:parent-style-name="Text_20_body" style:list-style-name="L80"/>
    <style:style style:name="P101" style:family="paragraph" style:parent-style-name="Text_20_body" style:list-style-name="L81"/>
    <style:style style:name="P102" style:family="paragraph" style:parent-style-name="Text_20_body" style:list-style-name="L82"/>
    <style:style style:name="P103" style:family="paragraph" style:parent-style-name="Text_20_body" style:list-style-name="L83"/>
    <style:style style:name="P104" style:family="paragraph" style:parent-style-name="Text_20_body" style:list-style-name="L84"/>
    <style:style style:name="P105" style:family="paragraph" style:parent-style-name="Text_20_body" style:list-style-name="L85"/>
    <style:style style:name="P106" style:family="paragraph" style:parent-style-name="Text_20_body" style:list-style-name="L86"/>
    <style:style style:name="P107" style:family="paragraph" style:parent-style-name="Text_20_body" style:list-style-name="L3">
      <style:paragraph-properties fo:margin-top="0cm" fo:margin-bottom="0cm" loext:contextual-spacing="false"/>
      <style:text-properties officeooo:paragraph-rsid="000b6a23"/>
    </style:style>
    <style:style style:name="P108" style:family="paragraph" style:parent-style-name="Text_20_body" style:list-style-name="L16">
      <style:paragraph-properties fo:margin-top="0cm" fo:margin-bottom="0cm" loext:contextual-spacing="false"/>
    </style:style>
    <style:style style:name="P109" style:family="paragraph" style:parent-style-name="Text_20_body" style:list-style-name="L18">
      <style:paragraph-properties fo:margin-top="0cm" fo:margin-bottom="0cm" loext:contextual-spacing="false"/>
    </style:style>
    <style:style style:name="P110" style:family="paragraph" style:parent-style-name="Text_20_body" style:list-style-name="L19">
      <style:paragraph-properties fo:margin-top="0cm" fo:margin-bottom="0cm" loext:contextual-spacing="false"/>
    </style:style>
    <style:style style:name="P111" style:family="paragraph" style:parent-style-name="Text_20_body" style:list-style-name="L25">
      <style:paragraph-properties fo:margin-top="0cm" fo:margin-bottom="0cm" loext:contextual-spacing="false"/>
    </style:style>
    <style:style style:name="P112" style:family="paragraph" style:parent-style-name="Text_20_body" style:list-style-name="L27">
      <style:paragraph-properties fo:margin-top="0cm" fo:margin-bottom="0cm" loext:contextual-spacing="false"/>
    </style:style>
    <style:style style:name="P113" style:family="paragraph" style:parent-style-name="Text_20_body" style:list-style-name="L28">
      <style:paragraph-properties fo:margin-top="0cm" fo:margin-bottom="0cm" loext:contextual-spacing="false"/>
    </style:style>
    <style:style style:name="P114" style:family="paragraph" style:parent-style-name="Text_20_body" style:list-style-name="L30">
      <style:paragraph-properties fo:margin-top="0cm" fo:margin-bottom="0cm" loext:contextual-spacing="false"/>
    </style:style>
    <style:style style:name="P115" style:family="paragraph" style:parent-style-name="Text_20_body" style:list-style-name="L32">
      <style:paragraph-properties fo:margin-top="0cm" fo:margin-bottom="0cm" loext:contextual-spacing="false"/>
    </style:style>
    <style:style style:name="P116" style:family="paragraph" style:parent-style-name="Text_20_body" style:list-style-name="L33">
      <style:paragraph-properties fo:margin-top="0cm" fo:margin-bottom="0cm" loext:contextual-spacing="false"/>
    </style:style>
    <style:style style:name="P117" style:family="paragraph" style:parent-style-name="Text_20_body" style:list-style-name="L34">
      <style:paragraph-properties fo:margin-top="0cm" fo:margin-bottom="0cm" loext:contextual-spacing="false"/>
    </style:style>
    <style:style style:name="P118" style:family="paragraph" style:parent-style-name="Text_20_body" style:list-style-name="L40">
      <style:paragraph-properties fo:margin-top="0cm" fo:margin-bottom="0cm" loext:contextual-spacing="false"/>
    </style:style>
    <style:style style:name="P119" style:family="paragraph" style:parent-style-name="Text_20_body" style:list-style-name="L53">
      <style:paragraph-properties fo:margin-top="0cm" fo:margin-bottom="0cm" loext:contextual-spacing="false"/>
    </style:style>
    <style:style style:name="P120" style:family="paragraph" style:parent-style-name="Text_20_body" style:list-style-name="L57">
      <style:paragraph-properties fo:margin-top="0cm" fo:margin-bottom="0cm" loext:contextual-spacing="false"/>
    </style:style>
    <style:style style:name="P121" style:family="paragraph" style:parent-style-name="Text_20_body" style:list-style-name="L61">
      <style:paragraph-properties fo:margin-top="0cm" fo:margin-bottom="0cm" loext:contextual-spacing="false"/>
    </style:style>
    <style:style style:name="P122" style:family="paragraph" style:parent-style-name="Text_20_body" style:list-style-name="L62">
      <style:paragraph-properties fo:margin-top="0cm" fo:margin-bottom="0cm" loext:contextual-spacing="false"/>
    </style:style>
    <style:style style:name="P123" style:family="paragraph" style:parent-style-name="Text_20_body" style:list-style-name="L63">
      <style:paragraph-properties fo:margin-top="0cm" fo:margin-bottom="0cm" loext:contextual-spacing="false"/>
    </style:style>
    <style:style style:name="P124" style:family="paragraph" style:parent-style-name="Text_20_body" style:list-style-name="L66">
      <style:paragraph-properties fo:margin-top="0cm" fo:margin-bottom="0cm" loext:contextual-spacing="false"/>
    </style:style>
    <style:style style:name="P125" style:family="paragraph" style:parent-style-name="Text_20_body" style:list-style-name="L68">
      <style:paragraph-properties fo:margin-top="0cm" fo:margin-bottom="0cm" loext:contextual-spacing="false"/>
    </style:style>
    <style:style style:name="P126" style:family="paragraph" style:parent-style-name="Text_20_body" style:list-style-name="L76">
      <style:paragraph-properties fo:margin-top="0cm" fo:margin-bottom="0cm" loext:contextual-spacing="false"/>
    </style:style>
    <style:style style:name="P127" style:family="paragraph" style:parent-style-name="Text_20_body" style:list-style-name="L81">
      <style:paragraph-properties fo:margin-top="0cm" fo:margin-bottom="0cm" loext:contextual-spacing="false"/>
    </style:style>
    <style:style style:name="P128" style:family="paragraph" style:parent-style-name="Text_20_body" style:list-style-name="L81">
      <style:paragraph-properties fo:margin-top="0cm" fo:margin-bottom="0cm" loext:contextual-spacing="false"/>
      <style:text-properties fo:font-weight="bold"/>
    </style:style>
    <style:style style:name="P129" style:family="paragraph" style:parent-style-name="Text_20_body" style:list-style-name="L3">
      <style:paragraph-properties fo:margin-top="0cm" fo:margin-bottom="0cm" loext:contextual-spacing="false" fo:break-before="page"/>
      <style:text-properties officeooo:paragraph-rsid="000b6a23"/>
    </style:style>
    <style:style style:name="P130" style:family="paragraph" style:parent-style-name="Text_20_body" style:list-style-name="L15" style:master-page-name="">
      <style:paragraph-properties style:page-number="auto" fo:break-before="page"/>
      <style:text-properties officeooo:paragraph-rsid="00108896"/>
    </style:style>
    <style:style style:name="T1" style:family="text">
      <style:text-properties style:font-name="Liberation Sans" fo:font-size="10pt" fo:font-weight="bold" style:font-size-asian="10pt" style:font-weight-asian="bold" style:font-size-complex="10pt"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weight="bold"/>
    </style:style>
    <style:style style:name="T4" style:family="text">
      <style:text-properties officeooo:rsid="000b6a23"/>
    </style:style>
    <style:style style:name="T5" style:family="text">
      <style:text-properties officeooo:rsid="0010f95f"/>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Android Debug Bridge</text:p>
      <text:p text:style-name="Text_20_body"><text:span text:style-name="T3">Mise à jour : </text:span>adb 1.0.39 - Android 9 / LineageOS 16 - Debian 10.2 </text:p>
      <text:p text:style-name="P17">Android Debug Bridge (ADB) est un programme, permettant d'envoyer des commandes et d'échanger des fichiers avec un périphérique Android</text:p>
      <text:p text:style-name="P16">Ce document décrit </text:p>
      <text:list xml:id="list2372153147" text:style-name="L1">
        <text:list-item>
          <text:p text:style-name="P20">l'installation de adb sur un PC linux Debian, la connexion avec le périphérique Android client ayant lieu par liaison usb ou liaison wifi sur réseau local</text:p>
        </text:list-item>
      </text:list>
      <text:list xml:id="list379987187" text:style-name="L2">
        <text:list-item>
          <text:p text:style-name="P21">l'installation de adb sur un périphérique Android, la connexion avec le périphérique Android client ayant lieu par liaison wifi sur réseau local</text:p>
        </text:list-item>
        <text:list-item>
          <text:p text:style-name="P22">les différentes commandes disponibles dans l'environnement ADB (Android Debug Bridge)</text:p>
        </text:list-item>
      </text:list>
      <text:p text:style-name="P23">Références : </text:p>
      <text:list xml:id="list2980381883" text:style-name="L3">
        <text:list-item>
          <text:p text:style-name="P107"><text:a xlink:type="simple" xlink:href="https://developer.android.com/studio/command-line/adb.html" text:style-name="Internet_20_link" text:visited-style-name="Visited_20_Internet_20_Link">Site officiel Google Developers - Android Debug Bridge - adb</text:a> </text:p>
        </text:list-item>
        <text:list-item>
          <text:p text:style-name="P107"><text:a xlink:type="simple" xlink:href="http://papy-tux.legtux.org/doc0133/index.html" text:style-name="Internet_20_link" text:visited-style-name="Visited_20_Internet_20_Link">http://papy-tux.legtux.org/doc0133/index.html</text:a></text:p>
        </text:list-item>
        <text:list-item>
          <text:p text:style-name="P107"><text:a xlink:type="simple" xlink:href="http://papy-tux.legtux.org/doc1202/index.html" text:style-name="Internet_20_link" text:visited-style-name="Visited_20_Internet_20_Link">http://papy-tux.legtux.org/doc1202/index.html</text:a></text:p>
        </text:list-item>
        <text:list-item>
          <text:p text:style-name="P107"><text:a xlink:type="simple" xlink:href="http://papy-tux.legtux.org/doc1293/index.html" text:style-name="Internet_20_link" text:visited-style-name="Visited_20_Internet_20_Link">http://papy-tux.legtux.org/doc1293/index.html</text:a></text:p>
          <text:p text:style-name="P107"/>
          <text:p text:style-name="P129"/>
        </text:list-item>
      </text:list>
      <text:table-of-content text:style-name="Sect1" text:protected="true" text:name="Table des matières1">
        <text:table-of-content-source text:outline-level="10">
          <text:index-title-template text:style-name="Subtitle">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Subtitle">Table des matières</text:p>
          </text:index-title>
          <text:p text:style-name="P1"><text:a xlink:type="simple" xlink:href="#__RefHeading___Toc406_4149263195" text:style-name="Index_20_Link" text:visited-style-name="Index_20_Link">Android Debug Bridge - Installation et connexion<text:tab/>3</text:a></text:p>
          <text:p text:style-name="P2"><text:a xlink:type="simple" xlink:href="#__RefHeading___Toc139_4149263195" text:style-name="Index_20_Link" text:visited-style-name="Index_20_Link">1 - Installation de adb sur le PC<text:tab/>3</text:a></text:p>
          <text:p text:style-name="P3"><text:a xlink:type="simple" xlink:href="#__RefHeading___Toc141_4149263195" text:style-name="Index_20_Link" text:visited-style-name="Index_20_Link">1.1 - Installation depuis les dépôts Debian<text:tab/>3</text:a></text:p>
          <text:p text:style-name="P3"><text:a xlink:type="simple" xlink:href="#__RefHeading___Toc143_4149263195" text:style-name="Index_20_Link" text:visited-style-name="Index_20_Link">1.2 - Installation de la dernière version<text:tab/>3</text:a></text:p>
          <text:p text:style-name="P3"><text:a xlink:type="simple" xlink:href="#__RefHeading___Toc145_4149263195" text:style-name="Index_20_Link" text:visited-style-name="Index_20_Link">1.3 - Détection du périphérique<text:tab/>3</text:a></text:p>
          <text:p text:style-name="P2"><text:a xlink:type="simple" xlink:href="#__RefHeading___Toc147_4149263195" text:style-name="Index_20_Link" text:visited-style-name="Index_20_Link">2 - Connexion par USB<text:tab/>4</text:a></text:p>
          <text:p text:style-name="P3"><text:a xlink:type="simple" xlink:href="#__RefHeading___Toc149_4149263195" text:style-name="Index_20_Link" text:visited-style-name="Index_20_Link">2.1 - Connexion en mode Système<text:tab/>4</text:a></text:p>
          <text:p text:style-name="P4"><text:a xlink:type="simple" xlink:href="#__RefHeading___Toc151_4149263195" text:style-name="Index_20_Link" text:visited-style-name="Index_20_Link">2.1.1 Activation du mode développeur<text:tab/>4</text:a></text:p>
          <text:p text:style-name="P4"><text:a xlink:type="simple" xlink:href="#__RefHeading___Toc153_4149263195" text:style-name="Index_20_Link" text:visited-style-name="Index_20_Link">2.1.2 Activation du Débogage adb<text:tab/>4</text:a></text:p>
          <text:p text:style-name="P4"><text:a xlink:type="simple" xlink:href="#__RefHeading___Toc155_4149263195" text:style-name="Index_20_Link" text:visited-style-name="Index_20_Link">2.1.3 Connexion<text:tab/>4</text:a></text:p>
          <text:p text:style-name="P3"><text:a xlink:type="simple" xlink:href="#__RefHeading___Toc157_4149263195" text:style-name="Index_20_Link" text:visited-style-name="Index_20_Link">2.2 - Connexion en mode Récupération<text:tab/>5</text:a></text:p>
          <text:p text:style-name="P2"><text:a xlink:type="simple" xlink:href="#__RefHeading___Toc159_4149263195" text:style-name="Index_20_Link" text:visited-style-name="Index_20_Link">3 - Connexion par Wifi<text:tab/>6</text:a></text:p>
          <text:p text:style-name="P1"><text:a xlink:type="simple" xlink:href="#__RefHeading___Toc408_4149263195" text:style-name="Index_20_Link" text:visited-style-name="Index_20_Link">Utilisation d’adb depuis un périphérique Android<text:tab/>7</text:a></text:p>
          <text:p text:style-name="P2"><text:a xlink:type="simple" xlink:href="#__RefHeading___Toc161_4149263195" text:style-name="Index_20_Link" text:visited-style-name="Index_20_Link">1 - Installation<text:tab/>7</text:a></text:p>
          <text:p text:style-name="P2"><text:a xlink:type="simple" xlink:href="#__RefHeading___Toc163_4149263195" text:style-name="Index_20_Link" text:visited-style-name="Index_20_Link">2 - Utilisation<text:tab/>7</text:a></text:p>
          <text:p text:style-name="P1"><text:a xlink:type="simple" xlink:href="#__RefHeading___Toc410_4149263195" text:style-name="Index_20_Link" text:visited-style-name="Index_20_Link">Android Debug Bridge - Commandes<text:tab/>8</text:a></text:p>
          <text:p text:style-name="P2"><text:a xlink:type="simple" xlink:href="#__RefHeading___Toc165_4149263195" text:style-name="Index_20_Link" text:visited-style-name="Index_20_Link">1 - Préalable<text:tab/>8</text:a></text:p>
          <text:p text:style-name="P2"><text:a xlink:type="simple" xlink:href="#__RefHeading___Toc167_4149263195" text:style-name="Index_20_Link" text:visited-style-name="Index_20_Link">2 - Commandes<text:tab/>8</text:a></text:p>
          <text:p text:style-name="P3"><text:a xlink:type="simple" xlink:href="#__RefHeading___Toc169_4149263195" text:style-name="Index_20_Link" text:visited-style-name="Index_20_Link">2.1 - Mode shell non-interactif<text:tab/>9</text:a></text:p>
          <text:p text:style-name="P3"><text:a xlink:type="simple" xlink:href="#__RefHeading___Toc171_4149263195" text:style-name="Index_20_Link" text:visited-style-name="Index_20_Link">2.2 - Mode shell interactif<text:tab/>9</text:a></text:p>
          <text:p text:style-name="P3"><text:a xlink:type="simple" xlink:href="#__RefHeading___Toc173_4149263195" text:style-name="Index_20_Link" text:visited-style-name="Index_20_Link">2.3 - Commandes adb - gestion du périphérique<text:tab/>9</text:a></text:p>
          <text:p text:style-name="P3"><text:a xlink:type="simple" xlink:href="#__RefHeading___Toc175_4149263195" text:style-name="Index_20_Link" text:visited-style-name="Index_20_Link">2.4 - Commandes adb - échanges de données entre le périphérique et le PC<text:tab/>10</text:a></text:p>
          <text:p text:style-name="P3"><text:a xlink:type="simple" xlink:href="#__RefHeading___Toc177_4149263195" text:style-name="Index_20_Link" text:visited-style-name="Index_20_Link">2.5 - Commandes adb - installation et suppression d'applications<text:tab/>10</text:a></text:p>
          <text:p text:style-name="P3"><text:a xlink:type="simple" xlink:href="#__RefHeading___Toc179_4149263195" text:style-name="Index_20_Link" text:visited-style-name="Index_20_Link">2. 6 - Commandes adb - sauvegarde et restauration<text:tab/>11</text:a></text:p>
          <text:p text:style-name="P2"><text:a xlink:type="simple" xlink:href="#__RefHeading___Toc181_4149263195" text:style-name="Index_20_Link" text:visited-style-name="Index_20_Link">3 - Droits administrateur<text:tab/>11</text:a></text:p>
          <text:p text:style-name="P3"><text:a xlink:type="simple" xlink:href="#__RefHeading___Toc183_4149263195" text:style-name="Index_20_Link" text:visited-style-name="Index_20_Link">3.1 - Principe<text:tab/>11</text:a></text:p>
          <text:p text:style-name="P3"><text:a xlink:type="simple" xlink:href="#__RefHeading___Toc185_4149263195" text:style-name="Index_20_Link" text:visited-style-name="Index_20_Link">3.2 - Préalable<text:tab/>11</text:a></text:p>
          <text:p text:style-name="P3"><text:a xlink:type="simple" xlink:href="#__RefHeading___Toc187_4149263195" text:style-name="Index_20_Link" text:visited-style-name="Index_20_Link">3.3 - Droits administrateur en shell non-interactif<text:tab/>11</text:a></text:p>
          <text:p text:style-name="P3"><text:a xlink:type="simple" xlink:href="#__RefHeading___Toc189_4149263195" text:style-name="Index_20_Link" text:visited-style-name="Index_20_Link">3.3 - Droits administrateur en shell interactif<text:tab/>12</text:a></text:p>
          <text:p text:style-name="P3"><text:a xlink:type="simple" xlink:href="#__RefHeading___Toc191_4149263195" text:style-name="Index_20_Link" text:visited-style-name="Index_20_Link">3.4 - Mode adb root<text:tab/>12</text:a></text:p>
          <text:p text:style-name="P2"><text:a xlink:type="simple" xlink:href="#__RefHeading___Toc193_4149263195" text:style-name="Index_20_Link" text:visited-style-name="Index_20_Link">4 - Particularités du mode recovery<text:tab/>13</text:a></text:p>
        </text:index-body>
      </text:table-of-content>
      <text:list xml:id="list781510942" text:style-name="L4">
        <text:list-header>
          <text:h text:style-name="P19" text:outline-level="1"><text:bookmark-start text:name="__RefHeading___Toc406_4149263195"/><text:bookmark text:name="mozTocId394307"/>Android Debug Bridge - Installation et connexion<text:bookmark-end text:name="__RefHeading___Toc406_4149263195"/></text:h>
        </text:list-header>
      </text:list>
      <text:h text:style-name="Heading_20_2" text:outline-level="2"><text:bookmark-start text:name="__RefHeading___Toc139_4149263195"/><text:bookmark text:name="mozTocId868207"/>1 - Installation de adb sur le PC<text:bookmark-end text:name="__RefHeading___Toc139_4149263195"/></text:h>
      <text:h text:style-name="Heading_20_3" text:outline-level="3"><text:bookmark-start text:name="__RefHeading___Toc141_4149263195"/><text:bookmark text:name="mozTocId237971"/>1.1 - Installation depuis les dépôts Debian<text:bookmark-end text:name="__RefHeading___Toc141_4149263195"/></text:h>
      <text:list xml:id="list443767602" text:style-name="L5">
        <text:list-item>
          <text:p text:style-name="P24">Sous linux Debian 10, l'installation de adb se limite à </text:p>
        </text:list-item>
      </text:list>
      <text:p text:style-name="Preformatted_20_Text">$ sudo aptitude install adb</text:p>
      <text:list xml:id="list1117234460" text:style-name="L6">
        <text:list-item>
          <text:p text:style-name="P25">Afficher la version </text:p>
        </text:list-item>
      </text:list>
      <text:p text:style-name="Preformatted_20_Text">$ adb --version</text:p>
      <text:p text:style-name="Preformatted_20_Text">Android Debug Bridge version 1.0.39</text:p>
      <text:p text:style-name="Preformatted_20_Text">Version 1:8.1.0+r23-5</text:p>
      <text:p text:style-name="P14">Installed as /usr/lib/android-sdk/platform-tools/adb</text:p>
      <text:h text:style-name="Heading_20_3" text:outline-level="3"><text:bookmark-start text:name="__RefHeading___Toc143_4149263195"/><text:bookmark text:name="mozTocId336179"/>1.2 - Installation de la dernière version<text:bookmark-end text:name="__RefHeading___Toc143_4149263195"/></text:h>
      <text:list xml:id="list3397147369" text:style-name="L7">
        <text:list-item>
          <text:p text:style-name="P26">Pour profiter des dernières mises à jour, il est possible de télécharger, depuis le site officiel Google Developer, la dernière version, à la page suivante </text:p>
        </text:list-item>
      </text:list>
      <text:p text:style-name="Preformatted_20_Text">https://developer.android.com/studio/releases/platform-tools.html</text:p>
      <text:list xml:id="list94644718" text:style-name="L8">
        <text:list-item>
          <text:p text:style-name="P27">Extraire les fichiers </text:p>
        </text:list-item>
      </text:list>
      <text:p text:style-name="P14">$ unzip platform-tools_r29.0.5-linux.zip</text:p>
      <text:list xml:id="list2296519577" text:style-name="L9">
        <text:list-item>
          <text:p text:style-name="P28">Se déplacer dans le répertoire créé </text:p>
        </text:list-item>
      </text:list>
      <text:p text:style-name="P14">$ cd platform-tools/</text:p>
      <text:list xml:id="list1213173946" text:style-name="L10">
        <text:list-item>
          <text:p text:style-name="P29">Afficher la version </text:p>
        </text:list-item>
      </text:list>
      <text:p text:style-name="Preformatted_20_Text">$ ./adb --version</text:p>
      <text:p text:style-name="Preformatted_20_Text">Android Debug Bridge version 1.0.41</text:p>
      <text:p text:style-name="Preformatted_20_Text">Version 29.0.5-5949299</text:p>
      <text:p text:style-name="P14">Installed as ~/xxxxxxx/platform-tools/adb</text:p>
      <text:list xml:id="list2285567026" text:style-name="L11">
        <text:list-item>
          <text:p text:style-name="P30">Pour  que cette version de adb soit utilisée par défaut, désinstaller la version installée depuis les dépôts et créer un lien par exemple en /usr/local/bin</text:p>
        </text:list-item>
      </text:list>
      <text:p text:style-name="P11">$ sudo ln -s ~/xxxxxxx/platform-tools/adb /usr/local/bin/adb</text:p>
      <text:list xml:id="list1858270624" text:style-name="L12">
        <text:list-item>
          <text:p text:style-name="P31">Vérification </text:p>
        </text:list-item>
      </text:list>
      <text:p text:style-name="Preformatted_20_Text">$ adb --version</text:p>
      <text:p text:style-name="Preformatted_20_Text">Android Debug Bridge version 1.0.41</text:p>
      <text:p text:style-name="P14">......</text:p>
      <text:h text:style-name="P9" text:outline-level="3"><text:bookmark-start text:name="__RefHeading___Toc145_4149263195"/><text:bookmark text:name="mozTocId121143"/>1.3 - Détection du périphérique<text:bookmark-end text:name="__RefHeading___Toc145_4149263195"/></text:h>
      <text:list xml:id="list1082284664" text:style-name="L13">
        <text:list-item>
          <text:p text:style-name="P32">Lancer le serveur (ou lancer une première commande)</text:p>
        </text:list-item>
      </text:list>
      <text:p text:style-name="Preformatted_20_Text">$ adb start-server</text:p>
      <text:p text:style-name="Preformatted_20_Text">* daemon not running; starting now at tcp:5037</text:p>
      <text:p text:style-name="Preformatted_20_Text">* daemon started successfully</text:p>
      <text:list xml:id="list1113621091" text:style-name="L14">
        <text:list-item>
          <text:p text:style-name="P33">Pour stopper le serveur </text:p>
        </text:list-item>
      </text:list>
      <text:p text:style-name="P11">$ adb kill-server</text:p>
      <text:list xml:id="list2047504960" text:style-name="L15">
        <text:list-item>
          <text:p text:style-name="P130">Connecter le périphérique au PC via la liaison USB et vérifier qu'il est détecté par le noyau</text:p>
        </text:list-item>
      </text:list>
      <text:p text:style-name="P10">$ sudo dmesg |tail</text:p>
      <text:p text:style-name="P10">…</text:p>
      <text:p text:style-name="P10">[24447.917981] usb 1-1: new high-speed USB device number 18 using xhci_hcd</text:p>
      <text:p text:style-name="P10">[24448.072106] usb 1-1: New USB device found, idVendor=04e8, idProduct=6860, bcdDevice= 4.00</text:p>
      <text:p text:style-name="P10">[24448.072110] usb 1-1: New USB device strings: Mfr=1, Product=2, SerialNumber=3</text:p>
      <text:p text:style-name="P10">[24448.072113] usb 1-1: Product: SAMSUNG_Android</text:p>
      <text:p text:style-name="P10">[24448.072115] usb 1-1: Manufacturer: SAMSUNG</text:p>
      <text:p text:style-name="P10">[24448.072117] usb 1-1: SerialNumber: 52008xxxxxxxxxxx</text:p>
      <text:list xml:id="list135730449033392" text:continue-numbering="true" text:style-name="L15">
        <text:list-item>
          <text:p text:style-name="P34">Afficher les informations du périphérique</text:p>
        </text:list-item>
      </text:list>
      <text:p text:style-name="Preformatted_20_Text">$ lsusb -d 04e8:6860</text:p>
      <text:p text:style-name="P13">Bus 001 Device 019: ID 04e8:6860 Samsung Electronics Co., Ltd Galaxy series, misc. (MTP mode)</text:p>
      <text:h text:style-name="Heading_20_2" text:outline-level="2"><text:bookmark-start text:name="__RefHeading___Toc147_4149263195"/><text:bookmark text:name="mozTocId83114"/>2 - Connexion par USB<text:bookmark-end text:name="__RefHeading___Toc147_4149263195"/></text:h>
      <text:p text:style-name="Text_20_body">La connexion au périphérique diffère selon que le périphérique a été démarré en mode Système (mode normal) ou en mode récupération. </text:p>
      <text:h text:style-name="Heading_20_3" text:outline-level="3"><text:bookmark-start text:name="__RefHeading___Toc149_4149263195"/><text:bookmark text:name="mozTocId814489"/>2.1 - Connexion en mode Système<text:bookmark-end text:name="__RefHeading___Toc149_4149263195"/></text:h>
      <text:p text:style-name="Text_20_body">Lorsque le périphérique est en mode système, pour établir la connexion, il est nécessaire </text:p>
      <text:list xml:id="list4271684328" text:style-name="L16">
        <text:list-item>
          <text:p text:style-name="P108">d'activer le mode développeur </text:p>
        </text:list-item>
        <text:list-item>
          <text:p text:style-name="P108">d'autoriser le débogage adb </text:p>
        </text:list-item>
        <text:list-item>
          <text:p text:style-name="P35">d'autoriser l'ordinateur effectuant la connexion </text:p>
        </text:list-item>
      </text:list>
      <text:h text:style-name="Heading_20_4" text:outline-level="4"><text:bookmark-start text:name="__RefHeading___Toc151_4149263195"/><text:bookmark text:name="mozTocId853423"/>2.1.1 Activation du mode développeur<text:bookmark-end text:name="__RefHeading___Toc151_4149263195"/></text:h>
      <text:list xml:id="list3069444908" text:style-name="L17">
        <text:list-item>
          <text:p text:style-name="P36">Ouvrir le menu Paramètres du périphérique (Icône engrenage en haut à droite) et sélectionner la dernière ligne, intitulée  "A propos du téléphone"</text:p>
        </text:list-item>
        <text:list-item>
          <text:p text:style-name="P36">Repérer la ligne "Numéro de build" et la tapoter rapidement 7fois, un message informe de l'activation du Menu de débogage</text:p>
        </text:list-item>
        <text:list-item>
          <text:p text:style-name="P36">Revenir au menu Paramètres et sélectionner la ligne Système &gt;&gt; Options Avancées &gt;&gt; Options pour les développeurs. Cette ligne était absente avant le déblocage du mode développeur. Activer le mode développeur. </text:p>
        </text:list-item>
        <text:list-item>
          <text:p text:style-name="P36">Lorsque le mode développeur est activé, le niveau de sécurité du périphérique est considérablement abaissé et il est donc conseillé de le désactiver lorsqu'il n'est pas utilisé.</text:p>
        </text:list-item>
      </text:list>
      <text:h text:style-name="Heading_20_4" text:outline-level="4"><text:bookmark-start text:name="__RefHeading___Toc153_4149263195"/><text:bookmark text:name="mozTocId776582"/>2.1.2 Activation du Débogage adb<text:bookmark-end text:name="__RefHeading___Toc153_4149263195"/></text:h>
      <text:list xml:id="list1306385044" text:style-name="L18">
        <text:list-item>
          <text:p text:style-name="P37">Dans le menu Options pour les développeurs &gt;&gt; Débogage, sélectionner </text:p>
          <text:list>
            <text:list-item>
              <text:p text:style-name="P109">Débogage Android (à désactiver lorsqu'il n'est pas utilisé) </text:p>
            </text:list-item>
            <text:list-item>
              <text:p text:style-name="P37">Notification du débogage (optionnellement) </text:p>
            </text:list-item>
          </text:list>
        </text:list-item>
      </text:list>
      <text:h text:style-name="Heading_20_4" text:outline-level="4"><text:bookmark-start text:name="__RefHeading___Toc155_4149263195"/><text:bookmark text:name="mozTocId403710"/>2.1.3 Connexion<text:bookmark-end text:name="__RefHeading___Toc155_4149263195"/></text:h>
      <text:list xml:id="list555642858" text:style-name="L19">
        <text:list-item>
          <text:p text:style-name="P110">Connecter le périphérique au PC par la liaison usb </text:p>
        </text:list-item>
        <text:list-item>
          <text:p text:style-name="P38">Une notification "Système Android : xxxx" s'affiche indiquant le mode de connexion USB ( Transfert de fichiers, Partage de connexions, PTP, Aucun transfert de données). La connexion adb USB est compatible avec toutes les options, le mode Aucun transfert de données par défaut, peut donc être sélectionnée.</text:p>
        </text:list-item>
      </text:list>
      <text:list xml:id="list1424447181" text:style-name="L20">
        <text:list-item>
          <text:p text:style-name="P39"><text:soft-page-break/>Lancer la détection du mode </text:p>
        </text:list-item>
      </text:list>
      <text:p text:style-name="Preformatted_20_Text">$ adb get-state</text:p>
      <text:p text:style-name="Preformatted_20_Text">* daemon not running; starting now at tcp:5037</text:p>
      <text:p text:style-name="Preformatted_20_Text">* daemon started successfully</text:p>
      <text:p text:style-name="Preformatted_20_Text">error: device unauthorized.</text:p>
      <text:p text:style-name="Preformatted_20_Text">This adb server's $ADB_VENDOR_KEYS is not set</text:p>
      <text:p text:style-name="Preformatted_20_Text">Try 'adb kill-server' if that seems wrong.</text:p>
      <text:p text:style-name="P14">Otherwise check for a confirmation dialog on your device.</text:p>
      <text:p text:style-name="Text_20_body">ou bien la détection du périphérique</text:p>
      <text:p text:style-name="Preformatted_20_Text">$ adb devices</text:p>
      <text:p text:style-name="Preformatted_20_Text">List of devices attached</text:p>
      <text:p text:style-name="P14">b36c608a <text:s text:c="7"/>unauthorized</text:p>
      <text:list xml:id="list163246113" text:style-name="L21">
        <text:list-item>
          <text:p text:style-name="P40">Si le le message "unauthorized" apparaît, comme ci-dessous, rechercher sur le périphérique un message d'autorisation de débogage USB. Accepter la connexion au PC dont l'empreinte est fournie, temporairement ou toujours. </text:p>
        </text:list-item>
      </text:list>
      <text:list xml:id="list3250244127" text:style-name="L22">
        <text:list-item>
          <text:p text:style-name="P41">Relancer la commande, les informations concernant le périphérique doivent s'afficher</text:p>
        </text:list-item>
      </text:list>
      <text:p text:style-name="Preformatted_20_Text">$ adb devices -l</text:p>
      <text:p text:style-name="Preformatted_20_Text">List of devices attached</text:p>
      <text:p text:style-name="P14">52008xxxxxxxxxxxx <text:s text:c="5"/>device usb:1-4 product:a5y17ltexx model:SM_A520F device:a5y17lte transport_id:1</text:p>
      <text:list xml:id="list3292003" text:style-name="L23">
        <text:list-item>
          <text:p text:style-name="P42">La connexion est opérationnelle </text:p>
        </text:list-item>
      </text:list>
      <text:h text:style-name="Heading_20_3" text:outline-level="3"><text:bookmark-start text:name="__RefHeading___Toc157_4149263195"/><text:bookmark text:name="mozTocId642176"/>2.2 - Connexion en mode Récupération<text:bookmark-end text:name="__RefHeading___Toc157_4149263195"/></text:h>
      <text:p text:style-name="Text_20_body">Dans ce qui suit, on s'intéresse à la connexion au mode Récupération de la ROM constructeur</text:p>
      <text:list xml:id="list1350955995" text:style-name="L24">
        <text:list-item>
          <text:p text:style-name="P43">Démarrer le périphérique en mode récupération </text:p>
        </text:list-item>
      </text:list>
      <text:list xml:id="list3640326120" text:style-name="L25">
        <text:list-item>
          <text:p text:style-name="P111">Connecter le périphérique au PC par la liaison usb </text:p>
        </text:list-item>
        <text:list-item>
          <text:p text:style-name="P44">La connexion est immédiatement active, toutefois les commandes disponibles sont fonction de l'implantation du protocole par la ROM de récupération, celle-ci est généralement minimum pour des raisons de sécurité </text:p>
        </text:list-item>
      </text:list>
      <text:p text:style-name="Preformatted_20_Text">$ adb get-state</text:p>
      <text:p text:style-name="P14">error: no devices/emulators found</text:p>
      <text:list xml:id="list1114401360" text:style-name="L26">
        <text:list-item>
          <text:p text:style-name="P45">La commande "adb sideload" qui permet la mise à jour de la ROM peut néanmoins être disponible. Se reporter au menu de Récupération affiché sur le périphérique. </text:p>
        </text:list-item>
      </text:list>
      <text:h text:style-name="P7" text:outline-level="2"><text:bookmark-start text:name="__RefHeading___Toc159_4149263195"/><text:bookmark text:name="mozTocId993814"/>3 - Connexion par Wifi<text:bookmark-end text:name="__RefHeading___Toc159_4149263195"/></text:h>
      <text:p text:style-name="Text_20_body">La connexion wifi n'est possible que lorsque le périphérique est en mode "Système" </text:p>
      <text:list xml:id="list561818320" text:style-name="L27">
        <text:list-item>
          <text:p text:style-name="P112">Déconnecter le cas échéant la connexion USB entre le PC et le périphérique </text:p>
        </text:list-item>
        <text:list-item>
          <text:p text:style-name="P112">Le mode développeur et le débogage étant activés comme indiqué ci-dessus </text:p>
        </text:list-item>
        <text:list-item>
          <text:p text:style-name="P112">Activer le wifi sur le périphérique et le connecter au même réseau interne que le PC</text:p>
        </text:list-item>
        <text:list-item>
          <text:p text:style-name="P46">Activer dans Paramètres &gt;&gt; Système &gt;&gt; Options pour les développeurs &gt;&gt; Débogage &gt;&gt; ADB par réseau. L'adresse du périphérique sur le réseau interne et le port de connexion (5555)  s'affichent. Les utiliser pour lancer la connexion depuis le PC, par exemple</text:p>
        </text:list-item>
      </text:list>
      <text:p text:style-name="Preformatted_20_Text">$ adb connect 192.168.1.41:5555</text:p>
      <text:p text:style-name="Preformatted_20_Text">* daemon not running; starting now at tcp:5037</text:p>
      <text:p text:style-name="Preformatted_20_Text">* daemon started successfully</text:p>
      <text:p text:style-name="P11">connected to 192.168.1.41:5555</text:p>
      <text:p text:style-name="Text_20_body">NOTE : Si l'option d'activation n'est pas disponible  (ROM fabriquant), installer sur le périphérique une application telle que  Wifi ADB, disponible sur Google Play. </text:p>
      <text:p text:style-name="P11">com.ttxapps.wifiadb</text:p>
      <text:p text:style-name="Text_20_body">Lancer l'application et suivre les instructions affichées. </text:p>
      <text:list xml:id="list3033402125" text:style-name="L28">
        <text:list-item>
          <text:p text:style-name="P113">Sur le périphérique, accepter la connexion à cet ordinateur (une fois ou toujours)</text:p>
        </text:list-item>
        <text:list-item>
          <text:p text:style-name="P47">Vérifier la connexion </text:p>
        </text:list-item>
      </text:list>
      <text:p text:style-name="Preformatted_20_Text">$ adb devices -l</text:p>
      <text:p text:style-name="Preformatted_20_Text">List of devices attached</text:p>
      <text:p text:style-name="P11">192.168.1.58:5555 <text:s text:c="5"/>device product:gts210veltexx model:SM_T819 device:gts210velte transport_id:1</text:p>
      <text:list xml:id="list169147416" text:style-name="L29">
        <text:list-item>
          <text:p text:style-name="P48">La connexion de plusieurs périphériques simultanément provoque une erreur. Déconnecter le périphérique en cours avant d'en connecter un nouveau </text:p>
        </text:list-item>
      </text:list>
      <text:p text:style-name="Preformatted_20_Text">$ adb disconnect</text:p>
      <text:p text:style-name="Preformatted_20_Text">disconnected everything</text:p>
      <text:p text:style-name="Preformatted_20_Text">$ adb connect 192.168.0.27:5555</text:p>
      <text:p text:style-name="P12">connected to 192.168.0.27:5555</text:p>
      <text:h text:style-name="P6" text:outline-level="1"><text:bookmark-start text:name="__RefHeading___Toc408_4149263195"/><text:bookmark text:name="mozTocId78594"/>Utilisation <text:span text:style-name="T5">d’adb </text:span>depuis un <text:span text:style-name="T4">p</text:span>ériphérique Android<text:bookmark-end text:name="__RefHeading___Toc408_4149263195"/></text:h>
      <text:h text:style-name="Heading_20_2" text:outline-level="2"><text:bookmark-start text:name="__RefHeading___Toc161_4149263195"/><text:bookmark text:name="mozTocId776303"/>1 - Installation<text:bookmark-end text:name="__RefHeading___Toc161_4149263195"/></text:h>
      <text:p text:style-name="Text_20_body">Lorsque l'on ne dispose pas de PC, il est possible d'utiliser adb depuis un périphérique Android. Dans ce qui suit, on 'installe une version "statique" du serveur adb  </text:p>
      <text:p text:style-name="Text_20_body">Sur le périphérique "serveur"</text:p>
      <text:list xml:id="list2596713092" text:style-name="L30">
        <text:list-item>
          <text:p text:style-name="P114">Installer Magisk : voir Magisk - <text:a xlink:type="simple" xlink:href="http://papy-tux.legtux.org/doc1273.index.html" text:style-name="Internet_20_link" text:visited-style-name="Visited_20_Internet_20_Link">Droits root &amp; Modules</text:a> </text:p>
        </text:list-item>
        <text:list-item>
          <text:p text:style-name="P114">Installer le module Magisk : ADB &amp; Fastboot for Android NDK - Redémarrer le périphérique</text:p>
        </text:list-item>
        <text:list-item>
          <text:p text:style-name="P49">Ouvrir un émulateur de terminal et vérifier la présence du serveur adb</text:p>
        </text:list-item>
      </text:list>
      <text:p text:style-name="Preformatted_20_Text">$ adb version</text:p>
      <text:p text:style-name="Preformatted_20_Text">Android Debug Bridge version 1.0.39</text:p>
      <text:p text:style-name="P14">Revision android-8.0.0 arm</text:p>
      <text:list xml:id="list3615486443" text:style-name="L31">
        <text:list-item>
          <text:p text:style-name="P50">Lancer le serveur </text:p>
        </text:list-item>
      </text:list>
      <text:p text:style-name="P14">$ adb start-server</text:p>
      <text:h text:style-name="Heading_20_2" text:outline-level="2"><text:bookmark-start text:name="__RefHeading___Toc163_4149263195"/><text:bookmark text:name="mozTocId688067"/>2 - Utilisation<text:bookmark-end text:name="__RefHeading___Toc163_4149263195"/></text:h>
      <text:list xml:id="list4098632916" text:style-name="L32">
        <text:list-item>
          <text:p text:style-name="P115">On suppose le mode Développeur activé et le débogage adb  autorisé sur le périphérique client </text:p>
        </text:list-item>
        <text:list-item>
          <text:p text:style-name="P115">Connecter les deux périphériques Android sur un même réseau local </text:p>
        </text:list-item>
        <text:list-item>
          <text:p text:style-name="P51">Ouvrir un émulateur de terminal sur le périphérique client pour Identifier son adresse sur le réseau</text:p>
        </text:list-item>
      </text:list>
      <text:p text:style-name="Preformatted_20_Text">$ ip route |grep wlan0</text:p>
      <text:p text:style-name="P14">192.168.0.0/24 dev wlan0 proto kernel scope link src 192.168.0.27 </text:p>
      <text:p text:style-name="Text_20_body">Dans l'exemple ci-dessus, l'adresse du périphérique est 192.168.0.27</text:p>
      <text:list xml:id="list1602882801" text:style-name="L33">
        <text:list-item>
          <text:p text:style-name="P116">Depuis le serveur </text:p>
          <text:list>
            <text:list-item>
              <text:p text:style-name="P52">se connecter au périphérique </text:p>
            </text:list-item>
          </text:list>
        </text:list-item>
      </text:list>
      <text:p text:style-name="Preformatted_20_Text">$ adb connect 192.168.0.27</text:p>
      <text:p text:style-name="P14">connected to 192.168.0.27:5555 </text:p>
      <text:list xml:id="list3278270098" text:style-name="L34">
        <text:list-item>
          <text:list>
            <text:list-item>
              <text:p text:style-name="P117">une demande d'autorisation de debogage adb apparaît sur le client. Accorder l'autorisation une fois ou toujours. </text:p>
            </text:list-item>
            <text:list-item>
              <text:p text:style-name="P53">la connexion est opérationnelle </text:p>
            </text:list-item>
          </text:list>
        </text:list-item>
      </text:list>
      <text:p text:style-name="Preformatted_20_Text">$ adb devices -l</text:p>
      <text:p text:style-name="Preformatted_20_Text">List of devices attached</text:p>
      <text:p text:style-name="P11">192.168.0.27:5555 <text:s text:c="6"/>device product: a5y17ltexx mode1:SM_A520F device:a5y17lte</text:p>
      <text:p text:style-name="Text_20_body"/>
      <text:p text:style-name="Text_20_body"/>
      <text:p text:style-name="Text_20_body"/>
      <text:h text:style-name="P5" text:outline-level="1"><text:bookmark-start text:name="__RefHeading___Toc410_4149263195"/><text:bookmark text:name="mozTocId160765"/>Android Debug Bridge - Commandes<text:bookmark-end text:name="__RefHeading___Toc410_4149263195"/></text:h>
      <text:h text:style-name="Heading_20_2" text:outline-level="2"><text:bookmark-start text:name="__RefHeading___Toc165_4149263195"/><text:bookmark text:name="mozTocId845124"/>1 - Préalable<text:bookmark-end text:name="__RefHeading___Toc165_4149263195"/></text:h>
      <text:list xml:id="list3331546427" text:style-name="L35">
        <text:list-item>
          <text:p text:style-name="P54">On suppose ADB installé et le PC connecté au périphérique : voir <text:a xlink:type="simple" xlink:href="http://papy-tux.legtux.org/doc1202/index.html" text:style-name="Internet_20_link" text:visited-style-name="Visited_20_Internet_20_Link">Android Debug Bridge - Installation et connexion</text:a> </text:p>
        </text:list-item>
      </text:list>
      <text:list xml:id="list26813196" text:style-name="L36">
        <text:list-item>
          <text:p text:style-name="P55">Vérifier la connexion </text:p>
        </text:list-item>
      </text:list>
      <text:p text:style-name="Preformatted_20_Text">$ adb devices -l</text:p>
      <text:p text:style-name="Preformatted_20_Text">List of devices attached</text:p>
      <text:p text:style-name="Preformatted_20_Text">b36xxxxxx <text:s/>device usb:1-3 product:gts210veltexx model:SM_T819 </text:p>
      <text:p text:style-name="P14"><text:s/>\ device:gts210velte transport_id:8</text:p>
      <text:p text:style-name="Text_20_body">Noter le mode de fonctionnement du périphérique :</text:p>
      <text:list xml:id="list1671431336" text:style-name="L37">
        <text:list-item>
          <text:p text:style-name="P56">device correspond au mode de fonctionnement système (mode normal, aussi appelé Android ou device)</text:p>
        </text:list-item>
        <text:list-item>
          <text:p text:style-name="P56">recovery correspond au mode de fonctionnement récupération</text:p>
        </text:list-item>
      </text:list>
      <text:h text:style-name="Heading_20_2" text:outline-level="2"><text:bookmark-start text:name="__RefHeading___Toc167_4149263195"/><text:bookmark text:name="mozTocId548940"/>2 - Commandes<text:bookmark-end text:name="__RefHeading___Toc167_4149263195"/></text:h>
      <text:p text:style-name="Text_20_body">On distingue</text:p>
      <text:list xml:id="list3612965816" text:style-name="L38">
        <text:list-item>
          <text:p text:style-name="P57">les commandes du shell Android passées en mode non interactif </text:p>
        </text:list-item>
      </text:list>
      <text:p text:style-name="Preformatted_20_Text">$ adb shell &lt;commande 1 shell&gt;</text:p>
      <text:p text:style-name="Preformatted_20_Text">$ adb shell &lt;commande 2 shell&gt;</text:p>
      <text:p text:style-name="P14">.....</text:p>
      <text:list xml:id="list1714606789" text:style-name="L39">
        <text:list-item>
          <text:p text:style-name="P58">les commandes du shell Android passées en mode interactif</text:p>
        </text:list-item>
      </text:list>
      <text:p text:style-name="Preformatted_20_Text">$ adb shell</text:p>
      <text:p text:style-name="Preformatted_20_Text">a5y17lte:/ $ &lt;commande 1 shell&gt;</text:p>
      <text:p text:style-name="Preformatted_20_Text">a5y17lte:/ $ &lt;commande 2 shell&gt;</text:p>
      <text:p text:style-name="P14">.... </text:p>
      <text:list xml:id="list2273603996" text:style-name="L40">
        <text:list-item>
          <text:p text:style-name="P118">les commandes spécifiques adb permettant</text:p>
          <text:list>
            <text:list-item>
              <text:p text:style-name="P59">de gérer le périphérique</text:p>
            </text:list-item>
          </text:list>
        </text:list-item>
      </text:list>
      <text:p text:style-name="Preformatted_20_Text">$ adb connect</text:p>
      <text:p text:style-name="Preformatted_20_Text">$ adb devices</text:p>
      <text:p text:style-name="Preformatted_20_Text">$ adb get-state</text:p>
      <text:p text:style-name="Preformatted_20_Text">$ adb reboot</text:p>
      <text:p text:style-name="Preformatted_20_Text">$ adb root</text:p>
      <text:p text:style-name="Preformatted_20_Text">$ adb remount</text:p>
      <text:p text:style-name="P14">....</text:p>
      <text:list xml:id="list1216038313" text:style-name="L41">
        <text:list-item>
          <text:list>
            <text:list-item>
              <text:p text:style-name="P60">de transférer des fichiers, d'installer des applications, d'effectuer des sauvegardes</text:p>
            </text:list-item>
          </text:list>
        </text:list-item>
      </text:list>
      <text:p text:style-name="Preformatted_20_Text">$ adb push ....</text:p>
      <text:p text:style-name="Preformatted_20_Text">$ adb pull ....</text:p>
      <text:p text:style-name="Preformatted_20_Text">$ adb install ...</text:p>
      <text:p text:style-name="P11">$ adb backup ...</text:p>
      <text:h text:style-name="P8" text:outline-level="3"><text:bookmark-start text:name="__RefHeading___Toc169_4149263195"/><text:bookmark text:name="mozTocId637386"/>2.1 - Mode shell non-interactif<text:bookmark-end text:name="__RefHeading___Toc169_4149263195"/></text:h>
      <text:list xml:id="list3615256913" text:style-name="L42">
        <text:list-item>
          <text:p text:style-name="P61">La commande "adb shell" ouvre une session shell Android, et l'utilisation est identique à celui d'une connexion locale</text:p>
        </text:list-item>
      </text:list>
      <text:p text:style-name="Preformatted_20_Text">$ adb shell</text:p>
      <text:p text:style-name="P14">crackling:/ $</text:p>
      <text:list xml:id="list2582948715" text:style-name="L43">
        <text:list-item>
          <text:p text:style-name="P63">Exemple : copie de l'écran du périphérique</text:p>
        </text:list-item>
      </text:list>
      <text:p text:style-name="Preformatted_20_Text">$ adb shell screencap /sdcard/copie.png</text:p>
      <text:list xml:id="list135730779484608" text:continue-numbering="true" text:style-name="L43">
        <text:list-item>
          <text:p text:style-name="P62">Pour clore la session et retourner à la console linux :</text:p>
        </text:list-item>
      </text:list>
      <text:p text:style-name="Preformatted_20_Text">crackling:/ $ exit</text:p>
      <text:p text:style-name="P14">$</text:p>
      <text:h text:style-name="Heading_20_3" text:outline-level="3"><text:bookmark-start text:name="__RefHeading___Toc171_4149263195"/><text:bookmark text:name="mozTocId43111"/>2.2 - Mode shell interactif<text:bookmark-end text:name="__RefHeading___Toc171_4149263195"/></text:h>
      <text:list xml:id="list69981609" text:style-name="L44">
        <text:list-item>
          <text:p text:style-name="P64">Une commande"adb shell" suivie d'une commande du shell Android exécute la commande shell Android, affiche le résultat de la commande et redonne la main à la console linux.</text:p>
        </text:list-item>
      </text:list>
      <text:p text:style-name="Preformatted_20_Text">$ adb shell &lt;commande_shell_linux&gt;</text:p>
      <text:p text:style-name="Preformatted_20_Text">&lt;résultat_commande_shell_linux&gt;</text:p>
      <text:p text:style-name="P14">$</text:p>
      <text:list xml:id="list3766086220" text:style-name="L45">
        <text:list-item>
          <text:p text:style-name="P65">Exemple : copie de l'écran du périphérique </text:p>
        </text:list-item>
      </text:list>
      <text:p text:style-name="Preformatted_20_Text">$ adb shell</text:p>
      <text:p text:style-name="P14">a5y17lte:/ $ screencap /sdcard/copie.png</text:p>
      <text:list xml:id="list683989751" text:style-name="L46">
        <text:list-item>
          <text:p text:style-name="P66">Exécution dans le shell de plusieurs commandes </text:p>
        </text:list-item>
      </text:list>
      <text:p text:style-name="Preformatted_20_Text">$ adb shell "cd /storage/emulated/0; touch toto; ls -l |grep toto"</text:p>
      <text:p text:style-name="P14">-rw-rw---- 1 root sdcard_rw <text:s text:c="4"/>0 2018-10-28 18:50 toto</text:p>
      <text:h text:style-name="Heading_20_3" text:outline-level="3"><text:bookmark-start text:name="__RefHeading___Toc173_4149263195"/><text:bookmark text:name="mozTocId433189"/>2.3 - Commandes adb - gestion du périphérique<text:bookmark-end text:name="__RefHeading___Toc173_4149263195"/></text:h>
      <text:list xml:id="list2822492941" text:style-name="L47">
        <text:list-item>
          <text:p text:style-name="P67">Redémarrer le périphérique Android en mode "normal", bootloader ou recovery </text:p>
        </text:list-item>
      </text:list>
      <text:p text:style-name="Preformatted_20_Text">$ adb reboot </text:p>
      <text:p text:style-name="Preformatted_20_Text">$ adb reboot bootloader</text:p>
      <text:p text:style-name="P14">$ adb reboot recovery</text:p>
      <text:list xml:id="list2647043489" text:style-name="L48">
        <text:list-item>
          <text:p text:style-name="P68">Afficher le mode de fonctionnement (device, recovery, ..) du périphérique</text:p>
        </text:list-item>
      </text:list>
      <text:p text:style-name="Preformatted_20_Text">$ adb get-state</text:p>
      <text:p text:style-name="P14">device</text:p>
      <text:list xml:id="list2318766843" text:style-name="L49">
        <text:list-item>
          <text:p text:style-name="P69">Passer le client adbd du périphérique en mode root et revenir au mode normal (voir plus loin Mode root)</text:p>
        </text:list-item>
      </text:list>
      <text:p text:style-name="Preformatted_20_Text">$ adb root</text:p>
      <text:p text:style-name="P14">$ adb unroot</text:p>
      <text:list xml:id="list1913929129" text:style-name="L50">
        <text:list-item>
          <text:p text:style-name="P70">Monter en lecture écriture les partitions system, vendor et oem (nécessite adb root) et revenir au mode normal (écriture seulement)</text:p>
        </text:list-item>
      </text:list>
      <text:p text:style-name="Preformatted_20_Text">$ adb remount</text:p>
      <text:p text:style-name="P14">$ adb umount</text:p>
      <text:h text:style-name="Heading_20_3" text:outline-level="3"><text:bookmark-start text:name="__RefHeading___Toc175_4149263195"/><text:bookmark text:name="mozTocId648012"/><text:soft-page-break/>2.4 - Commandes adb - échanges de données entre le périphérique et le PC<text:bookmark-end text:name="__RefHeading___Toc175_4149263195"/></text:h>
      <text:list xml:id="list673602423" text:style-name="L51">
        <text:list-item>
          <text:p text:style-name="P71">Copier un fichier ou un répertoire du PC vers un répertoire du périphérique</text:p>
        </text:list-item>
      </text:list>
      <text:p text:style-name="Preformatted_20_Text">$ adb push &lt;chemin_vers_fichier_ou_répertoire_PC&gt; &lt;chemin_vers_répertoire_périphérique&gt;</text:p>
      <text:p text:style-name="P14">$ adb push ./rom.zip /storage/emulated/0/</text:p>
      <text:list xml:id="list2174736748" text:style-name="L52">
        <text:list-item>
          <text:p text:style-name="P72">Copier un fichier ou un répertoire depuis le périphérique dans un répertoire du PC</text:p>
        </text:list-item>
      </text:list>
      <text:p text:style-name="Preformatted_20_Text">$ adb pull &lt;chemin_vers_fichier_ou_répertoire_périphérique&gt; &lt;répertoire_PC&gt;</text:p>
      <text:p text:style-name="P14">$ adb pull /storage/emulated/0/Pictures ./Backup-Pictures</text:p>
      <text:h text:style-name="Heading_20_3" text:outline-level="3"><text:bookmark-start text:name="__RefHeading___Toc177_4149263195"/><text:bookmark text:name="mozTocId526986"/>2.5 - Commandes adb - installation et suppression d'applications<text:bookmark-end text:name="__RefHeading___Toc177_4149263195"/></text:h>
      <text:list xml:id="list1663071193" text:style-name="L53">
        <text:list-item>
          <text:p text:style-name="P119">Cas d'une application ne comprenant qu'un fichier, par exemple DiskUsage téléchargée sur le PC à partir du site F-Droid </text:p>
          <text:list>
            <text:list-item>
              <text:p text:style-name="P73">Téléchargement</text:p>
            </text:list-item>
          </text:list>
        </text:list-item>
      </text:list>
      <text:p text:style-name="P14">$ wget https://f-droid.org/repo/com.google.android.diskusage_3080.apk</text:p>
      <text:list xml:id="list3008622012" text:style-name="L54">
        <text:list-item>
          <text:list>
            <text:list-item>
              <text:p text:style-name="P74">Installation</text:p>
            </text:list-item>
          </text:list>
        </text:list-item>
      </text:list>
      <text:p text:style-name="Preformatted_20_Text">$ adb install com.google.android.diskusage_3080.apk </text:p>
      <text:p text:style-name="P14">Success</text:p>
      <text:list xml:id="list2114223201" text:style-name="L55">
        <text:list-item>
          <text:list>
            <text:list-item>
              <text:p text:style-name="P75">Vérification </text:p>
            </text:list-item>
          </text:list>
        </text:list-item>
      </text:list>
      <text:p text:style-name="Preformatted_20_Text">$ adb shell cmd package list packages diskusage</text:p>
      <text:p text:style-name="Preformatted_20_Text">package:com.google.android.diskusage</text:p>
      <text:p text:style-name="Preformatted_20_Text">$ adb shell cmd package list packages -f diskusage</text:p>
      <text:p text:style-name="P14">package:/data/app/com.google.android.diskusage-l7f0KEC9hZIiqaadbsFk3w==/base.apk=com.google.android.diskusage</text:p>
      <text:list xml:id="list2515783809" text:style-name="L56">
        <text:list-item>
          <text:list>
            <text:list-item>
              <text:p text:style-name="P76">Désinstallation avec suppression des données et des répertoires du cache </text:p>
            </text:list-item>
          </text:list>
        </text:list-item>
      </text:list>
      <text:p text:style-name="P14">$ adb uninstall com.google.android.diskusage <text:s text:c="8"/></text:p>
      <text:p text:style-name="Text_20_body">Remarque : la commande adb uninstall est équivalente à la commande adb shell pm uninstall</text:p>
      <text:list xml:id="list1991682402" text:style-name="L57">
        <text:list-item>
          <text:p text:style-name="P120">Cas d'une application fournie sous la forme de plusieurs applications (applications "splittées") </text:p>
          <text:list>
            <text:list-item>
              <text:p text:style-name="P77">Liste des applications de l'application PagesJaunes </text:p>
            </text:list-item>
          </text:list>
        </text:list-item>
      </text:list>
      <text:p text:style-name="Preformatted_20_Text">$ ls</text:p>
      <text:p text:style-name="Preformatted_20_Text">com.pagesjaunes.20200090.apk</text:p>
      <text:p text:style-name="Preformatted_20_Text">com.pagesjaunes.20200090.config.arm64_v8a.apk</text:p>
      <text:p text:style-name="Preformatted_20_Text">com.pagesjaunes.20200090.config.fr.apk</text:p>
      <text:p text:style-name="P14">com.pagesjaunes.20200090.config.xhdpi.apk</text:p>
      <text:list xml:id="list1785547959" text:style-name="L58">
        <text:list-item>
          <text:list>
            <text:list-item>
              <text:p text:style-name="P78">Installation </text:p>
            </text:list-item>
          </text:list>
        </text:list-item>
      </text:list>
      <text:p text:style-name="Preformatted_20_Text">$ adb install-multiple com.pagesjaunes.20200090.*</text:p>
      <text:p text:style-name="P14">Success</text:p>
      <text:list xml:id="list2397988638" text:style-name="L59">
        <text:list-item>
          <text:list>
            <text:list-item>
              <text:p text:style-name="P79">Vérification </text:p>
            </text:list-item>
          </text:list>
        </text:list-item>
      </text:list>
      <text:p text:style-name="Preformatted_20_Text">$ adb shell cmd package list packages pagesjaunes</text:p>
      <text:p text:style-name="Preformatted_20_Text">package:com.pagesjaunes</text:p>
      <text:p text:style-name="Preformatted_20_Text">$ adb shell cmd package list packages -f pagesjaunes</text:p>
      <text:p text:style-name="P14">package:/data/app/com.pagesjaunes-KIC5Jg7cOMuQRS5DYmLFmQ==/base.apk=com.pagesjaunes</text:p>
      <text:list xml:id="list1154726032" text:style-name="L60">
        <text:list-item>
          <text:list>
            <text:list-item>
              <text:p text:style-name="P80"><text:soft-page-break/>Désinstallation </text:p>
            </text:list-item>
          </text:list>
        </text:list-item>
      </text:list>
      <text:p text:style-name="Preformatted_20_Text">$ adb uninstall com.pagesjaunes </text:p>
      <text:p text:style-name="P14">Success</text:p>
      <text:h text:style-name="Heading_20_3" text:outline-level="3"><text:bookmark-start text:name="__RefHeading___Toc179_4149263195"/>2. 6 - Commandes adb - sauvegarde et restauration <text:bookmark-end text:name="__RefHeading___Toc179_4149263195"/></text:h>
      <text:list xml:id="list3778481814" text:style-name="L61">
        <text:list-item>
          <text:p text:style-name="P121">Voir <text:a xlink:type="simple" xlink:href="http://papy-tux.legtux.org/doc1280/indx.html" text:style-name="Internet_20_link" text:visited-style-name="Visited_20_Internet_20_Link">Sauvegarde des applications - adb backup </text:a> </text:p>
        </text:list-item>
        <text:list-item>
          <text:p text:style-name="P81">Voir <text:a xlink:type="simple" xlink:href="http://papy-tux.legtux.org/doc1216/index.html" text:style-name="Internet_20_link" text:visited-style-name="Visited_20_Internet_20_Link">Sauvegarde des données</text:a></text:p>
        </text:list-item>
      </text:list>
      <text:h text:style-name="Heading_20_2" text:outline-level="2"><text:bookmark-start text:name="__RefHeading___Toc181_4149263195"/><text:bookmark text:name="mozTocId907272"/>3 - Droits administrateur<text:bookmark-end text:name="__RefHeading___Toc181_4149263195"/></text:h>
      <text:h text:style-name="Heading_20_3" text:outline-level="3"><text:bookmark-start text:name="__RefHeading___Toc183_4149263195"/><text:bookmark text:name="mozTocId765868"/>3.1 - Principe<text:bookmark-end text:name="__RefHeading___Toc183_4149263195"/></text:h>
      <text:list xml:id="list3068168131" text:style-name="L62">
        <text:list-item>
          <text:p text:style-name="P122">Par défaut, en mode Système, les commandes passées en mode shell interactif et non-interactif sont passées en mode utilisateur. </text:p>
        </text:list-item>
        <text:list-item>
          <text:p text:style-name="P82">L'obtention et l'utilisation des droits administrateur s'effectue </text:p>
        </text:list-item>
      </text:list>
      <text:list xml:id="list1061112169" text:style-name="L63">
        <text:list-item>
          <text:list>
            <text:list-item>
              <text:p text:style-name="P123">soit à l'aide des commandes su et su -c : voir <text:a xlink:type="simple" xlink:href="http://papy-tux.legtux.org/doc1223/index.html" text:style-name="Internet_20_link" text:visited-style-name="Visited_20_Internet_20_Link">Shell Android</text:a></text:p>
            </text:list-item>
            <text:list-item>
              <text:p text:style-name="P83">soit avec une commande spécifique adb : voir ci-dessous </text:p>
            </text:list-item>
          </text:list>
        </text:list-item>
      </text:list>
      <text:h text:style-name="Heading_20_3" text:outline-level="3"><text:bookmark-start text:name="__RefHeading___Toc185_4149263195"/><text:bookmark text:name="mozTocId924702"/>3.2 - Préalable<text:bookmark-end text:name="__RefHeading___Toc185_4149263195"/></text:h>
      <text:list xml:id="list1181825344" text:style-name="L64">
        <text:list-item>
          <text:p text:style-name="P84">En mode Système, pour pouvoir disposer des droits administrateur, il est nécessaire que</text:p>
        </text:list-item>
      </text:list>
      <text:list xml:id="list3262794624" text:style-name="L65">
        <text:list-item>
          <text:list>
            <text:list-item>
              <text:p text:style-name="P85">le périphérique soit enraciné, dans ce qui suit on prend l'exemple d'un enracinement par Magisk.</text:p>
            </text:list-item>
          </text:list>
        </text:list-item>
      </text:list>
      <text:list xml:id="list1646681151" text:style-name="L66">
        <text:list-item>
          <text:list>
            <text:list-item>
              <text:p text:style-name="P124">le mode enraciné doit être activé pour adb : Dans les paramètres de Magisk &gt;Super-utilisateur &gt;Accès super-utilisateur, sélectionner le mode ADB uniquement ou Applications et ADB </text:p>
            </text:list-item>
            <text:list-item>
              <text:p text:style-name="P86">l'autorisation root doit-être accordé à l'application "Shell" lorsqu'elle est demandée</text:p>
            </text:list-item>
          </text:list>
        </text:list-item>
      </text:list>
      <text:h text:style-name="Heading_20_3" text:outline-level="3"><text:bookmark-start text:name="__RefHeading___Toc187_4149263195"/><text:bookmark text:name="mozTocId504431"/>3.3 - Droits administrateur en shell non-interactif<text:bookmark-end text:name="__RefHeading___Toc187_4149263195"/></text:h>
      <text:list xml:id="list333858877" text:style-name="L67">
        <text:list-item>
          <text:p text:style-name="P87">Le mode enraciné étant disponible utiliser su comme depuis un émulateur de terminal local</text:p>
        </text:list-item>
      </text:list>
      <text:p text:style-name="Preformatted_20_Text">$ adb shell</text:p>
      <text:p text:style-name="P14">gts210velte:/ $ su</text:p>
      <text:list xml:id="list137164384" text:style-name="L68">
        <text:list-item>
          <text:p text:style-name="P125">Une demande d'autorisation pour "Shell"  s'affiche si elle n'a pas encore été accordée, l'accorder (temporairement ou toujours) </text:p>
        </text:list-item>
        <text:list-item>
          <text:p text:style-name="P88">Vérifier dans le terminal les droits root</text:p>
        </text:list-item>
      </text:list>
      <text:p text:style-name="Preformatted_20_Text">gts210velte:/ # id</text:p>
      <text:p text:style-name="P14">uid=0(root) gid=0(root) groups=0(root) context=u:r:magisk:s0</text:p>
      <text:list xml:id="list3041477503" text:style-name="L69">
        <text:list-item>
          <text:p text:style-name="P89">Exemple d'utilisation : Monter la partition system en lecture - écriture et vérification</text:p>
        </text:list-item>
      </text:list>
      <text:p text:style-name="Preformatted_20_Text">gts210velte:/ # mount -o remount,rw /system</text:p>
      <text:p text:style-name="Preformatted_20_Text">gts210velte:/ # mount |grep /dev/block |grep /system </text:p>
      <text:p text:style-name="P14">/dev/block/mmcblk0p36 on /system type ext4 (rw,seclabel,relatime,discard)</text:p>
      <text:list xml:id="list1630490999" text:style-name="L70">
        <text:list-item>
          <text:p text:style-name="P90">Pour revenir au mode normal </text:p>
        </text:list-item>
      </text:list>
      <text:p text:style-name="Preformatted_20_Text">gts210velte:/ # exit</text:p>
      <text:p text:style-name="P14">gts210velte:/ $ </text:p>
      <text:list xml:id="list657327120" text:style-name="L71">
        <text:list-item>
          <text:p text:style-name="P91">La commande su -c est également utilisable</text:p>
        </text:list-item>
      </text:list>
      <text:h text:style-name="Heading_20_3" text:outline-level="3"><text:bookmark-start text:name="__RefHeading___Toc189_4149263195"/><text:bookmark text:name="mozTocId781064"/><text:soft-page-break/>3.3 - Droits administrateur en shell interactif<text:bookmark-end text:name="__RefHeading___Toc189_4149263195"/></text:h>
      <text:list xml:id="list260451807" text:style-name="L72">
        <text:list-item>
          <text:p text:style-name="P92">Le mode enraciné étant disponible, utiliser la commande su -c pour passer une ou plusieurs commandes avec les droits administrateur</text:p>
        </text:list-item>
      </text:list>
      <text:list xml:id="list677329977" text:style-name="L73">
        <text:list-item>
          <text:p text:style-name="P93">Vérifier que su dispose de l'option -c (commande)</text:p>
        </text:list-item>
      </text:list>
      <text:p text:style-name="Preformatted_20_Text">$ adb shell su -h | grep command</text:p>
      <text:p text:style-name="P14"><text:s text:c="2"/>-c, --command COMMAND <text:s text:c="8"/>pass COMMAND to the invoked shell</text:p>
      <text:list xml:id="list821038922" text:style-name="L74">
        <text:list-item>
          <text:p text:style-name="P94">Exemple de passation d'une commande avec les droits root</text:p>
        </text:list-item>
      </text:list>
      <text:p text:style-name="Preformatted_20_Text">$ adb shell su -c id</text:p>
      <text:p text:style-name="P14">uid=0(root) gid=0(root) groups=0(root) context=u:r:magisk:s0</text:p>
      <text:list xml:id="list708517787" text:style-name="L75">
        <text:list-item>
          <text:p text:style-name="P95">Exemple de passation de plusieurs commandes avec les droits root</text:p>
        </text:list-item>
      </text:list>
      <text:p text:style-name="Preformatted_20_Text">$ $ adb shell "su -c 'cd /storage/57*; touch test; ls -l ./ |grep test'"</text:p>
      <text:p text:style-name="P14">-rw-rw---- 1 root sdcard_rw <text:s text:c="3"/>0 2018-10-28 19:00 test</text:p>
      <text:h text:style-name="Heading_20_3" text:outline-level="3"><text:bookmark-start text:name="__RefHeading___Toc191_4149263195"/><text:bookmark text:name="mozTocId997809"/>3.4 - Mode adb root<text:bookmark-end text:name="__RefHeading___Toc191_4149263195"/></text:h>
      <text:list xml:id="list3864310455" text:style-name="L76">
        <text:list-item>
          <text:p text:style-name="P126">Le mode enraciné étant disponible, utiliser la commande adb root pour que le client adb du périphérique obtienne les droits root pendant toute la session en cours. </text:p>
        </text:list-item>
        <text:list-item>
          <text:p text:style-name="P96">Ce mode permet en particulier de passer les commandes spécifiques adb, telles que adb remount, ..... avec les droits administrateur</text:p>
        </text:list-item>
      </text:list>
      <text:p text:style-name="Preformatted_20_Text">$ adb remount</text:p>
      <text:p text:style-name="P14">Not running as root. Try "adb root" first.</text:p>
      <text:list xml:id="list812848005" text:style-name="L77">
        <text:list-item>
          <text:p text:style-name="P97">Pour passer adbd en mode root, lancer la commande adb root </text:p>
        </text:list-item>
      </text:list>
      <text:p text:style-name="Preformatted_20_Text">$ adb root</text:p>
      <text:p text:style-name="P14">restarting adbd as root</text:p>
      <text:list xml:id="list3204711246" text:style-name="L78">
        <text:list-item>
          <text:p text:style-name="P98">Désormais, toutes les commandes adb (spécifiques ou non) seront passées avec les droits root </text:p>
        </text:list-item>
      </text:list>
      <text:p text:style-name="Preformatted_20_Text">$ adb remount</text:p>
      <text:p text:style-name="P11">remount succeeded</text:p>
      <text:list xml:id="list3331026605" text:style-name="L79">
        <text:list-item>
          <text:p text:style-name="P99">Pour interrompre le mode adb root et revenir en mode utilisateur non privilégié</text:p>
        </text:list-item>
      </text:list>
      <text:p text:style-name="P14">$ adb unroot</text:p>
      <text:list xml:id="list1427988353" text:style-name="L80">
        <text:list-item>
          <text:p text:style-name="P100"><text:span text:style-name="T3">Si la réponse à la commande adb root es</text:span>t : </text:p>
        </text:list-item>
      </text:list>
      <text:p text:style-name="Preformatted_20_Text">$ adb root</text:p>
      <text:p text:style-name="P15">adbd cannot run as root in production builds</text:p>
      <text:list xml:id="list204131451" text:style-name="L81">
        <text:list-item>
          <text:list>
            <text:list-item>
              <text:p text:style-name="P127">Redémarrer le périphérique </text:p>
            </text:list-item>
            <text:list-item>
              <text:p text:style-name="P127"><text:span text:style-name="T3">Ne pas lancer de commande adb avant le prochain redémarrage pour éviter les états intermédiaires d'activation de Magisk Hide et de adbd</text:span> </text:p>
            </text:list-item>
            <text:list-item>
              <text:p text:style-name="P127">Dans Magisk Manager Paramètres &gt;&gt; <text:span text:style-name="T3">Magisk Hide Sélectionner le mode INACTIF</text:span> (ce qui peut avoir comme effet que le test SafetyNet ne passe plus  ...) </text:p>
            </text:list-item>
            <text:list-item>
              <text:p text:style-name="P128">Redémarrer (sans tester adb) </text:p>
            </text:list-item>
            <text:list-item>
              <text:p text:style-name="P127">Vérifier que dans Manager Paramètres &gt;&gt; le sous menu Magisk Hide n'apparaît plus </text:p>
            </text:list-item>
            <text:list-item>
              <text:p text:style-name="P101">Tester adb root</text:p>
            </text:list-item>
          </text:list>
        </text:list-item>
      </text:list>
      <text:h text:style-name="Heading_20_2" text:outline-level="2"><text:bookmark-start text:name="__RefHeading___Toc193_4149263195"/><text:bookmark text:name="mozTocId165456"/><text:soft-page-break/>4 - Particularités du mode recovery<text:bookmark-end text:name="__RefHeading___Toc193_4149263195"/></text:h>
      <text:list xml:id="list1253136691" text:style-name="L82">
        <text:list-item>
          <text:p text:style-name="P102">adb peut être utilisé pour passer des commandes lorsque le périphérique est démarré en mode Recovery, le mode Recovery du "recovery" des ROMs constructeurs accepte généralement un nombre limité de commandes, à tester</text:p>
        </text:list-item>
      </text:list>
      <text:list xml:id="list3243347961" text:style-name="L83">
        <text:list-item>
          <text:p text:style-name="P103">Vérification du mode</text:p>
        </text:list-item>
      </text:list>
      <text:p text:style-name="Preformatted_20_Text">$ adb get-state</text:p>
      <text:p text:style-name="P14">recovery</text:p>
      <text:list xml:id="list2638024826" text:style-name="L84">
        <text:list-item>
          <text:p text:style-name="P104">Redémarrage</text:p>
        </text:list-item>
      </text:list>
      <text:p text:style-name="Preformatted_20_Text">$ adb reboot</text:p>
      <text:p text:style-name="Preformatted_20_Text">$ adb reboot recovery</text:p>
      <text:p text:style-name="Preformatted_20_Text">$ adb reboot bootloader</text:p>
      <text:p text:style-name="P14">$ adb reboot sideload</text:p>
      <text:list xml:id="list3099870360" text:style-name="L85">
        <text:list-item>
          <text:p text:style-name="P105">Flashage d'un fichier zip en mode sideload : depuis l'interface du mode Recovery sur le périphérique, sélectionner le mode "apply update from ADB" s'il existe, puis depuis le PC, lancer la commande</text:p>
        </text:list-item>
      </text:list>
      <text:p text:style-name="P14">$ adb sideload fichier.zip</text:p>
      <text:list xml:id="list3289347627" text:style-name="L86">
        <text:list-item>
          <text:p text:style-name="P106">L'utilisation de adb avec le mode Recovery TWRP est décrite par ailleurs : voir <text:a xlink:type="simple" xlink:href="../../../../../../../../philippe/data/Soft/linoux/linoux/doc1205/index.html" text:style-name="Internet_20_link" text:visited-style-name="Visited_20_Internet_20_Link">TWRP - Installation et interfaces</text:a> </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00%"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99cm" fo:margin-bottom="0.101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099cm" loext:contextual-spacing="false"/>
      <style:text-properties fo:color="#2a6099" style:font-name="Liberation Sans1" fo:font-family="'Liberation Sans'" style:font-style-name="Gras" style:font-family-generic="swiss" style:font-pitch="variable" fo:font-size="20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loext:graphic-properties draw:fill="solid" draw:fill-color="#cccccc"/>
      <style:paragraph-properties fo:margin-top="0cm" fo:margin-bottom="0.198cm" loext:contextual-spacing="true" fo:background-color="#cccccc" fo:padding="0.049cm" fo:border="0.54pt solid #000000"/>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margin-top="0cm" fo:margin-bottom="0.199cm" loext:contextual-spacing="false"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199cm" fo:margin-bottom="0.199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9cm" fo:margin-bottom="0.109cm" loext:contextual-spacing="false" fo:text-indent="0cm" style:auto-text-indent="false">
        <style:tab-stops>
          <style:tab-stop style:position="17cm" style:type="right" style:leader-style="dotted" style:leader-text="."/>
        </style:tab-stops>
      </style:paragraph-properties>
      <style:text-properties fo:color="#2a6099"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22pt" style:font-size-asian="22pt" style:font-size-complex="22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text-properties officeooo:rsid="00108896"/>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Liberation Sans" fo:font-size="10pt" fo:font-weight="bold" style:font-size-asian="10pt" style:font-weight-asian="bold" style:font-size-complex="10pt" style:font-weight-complex="bold"/>
    </style:style>
    <style:style style:name="MT2" style:family="text">
      <style:text-properties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pan text:style-name="MT1">Android Debug Bridge<text:tab/><text:tab/>Page </text:span><text:span text:style-name="MT1"><text:page-number text:select-page="current">1</text:page-number></text:span><text:span text:style-name="MT1">/</text:span><text:span text:style-name="MT2"><text:page-coun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1-15T10:27:57.472113919</meta:creation-date>
    <dc:date>2021-01-15T11:54:45.376414893</dc:date>
    <meta:editing-duration>PT14M54S</meta:editing-duration>
    <meta:editing-cycles>4</meta:editing-cycles>
    <meta:generator>LibreOffice/6.3.5.2$Linux_X86_64 LibreOffice_project/30$Build-2</meta:generator>
    <meta:document-statistic meta:table-count="0" meta:image-count="0" meta:object-count="0" meta:page-count="13" meta:paragraph-count="376" meta:word-count="2923" meta:character-count="18872" meta:non-whitespace-character-count="16306"/>
  </office:meta>
</office:document-meta>
</file>